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1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16.51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wrap-option="wrap" style:vertical-align="middle"/>
      <style:text-properties fo:font-weight="bold" style:font-weight-asian="bold" style:font-weight-complex="bold" fo:hyphenate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oogle.maps.PanControlOptions object specificatio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Options for the rendering of the pan control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5" office:value-type="string">
            <text:p>Description</text:p>
          </table:table-cell>
        </table:table-row>
        <table:table-row table:style-name="ro4">
          <table:table-cell office:value-type="string">
            <text:p>position </text:p>
          </table:table-cell>
          <table:table-cell office:value-type="string">
            <text:p><text:a xlink:href="../ControlPosition%20class.ods">ControlPosition</text:a></text:p>
          </table:table-cell>
          <table:table-cell office:value-type="string">
            <text:p>Position id. Used to specify the position of the control on the map. The default position is TOP_LEFT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3/12/2011</text:date>, <text:time>18:01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3T18:00:35.08</meta:creation-date>
    <dc:date>2011-12-13T18:01:50.11</dc:date>
    <meta:editing-duration>PT1M15S</meta:editing-duration>
    <meta:editing-cycles>1</meta:editing-cycles>
    <meta:document-statistic meta:table-count="3" meta:cell-count="9" meta:object-count="0"/>
    <meta:generator>OpenOffice.org/3.3$Win32 OpenOffice.org_project/330m20$Build-9567</meta:generator>
  </office:meta>
</office:document-meta>
</file>